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arse structure and content of the bachelor thesis:</text:p>
      <text:p text:style-name="Standard"/>
      <text:p text:style-name="Standard">Introduction: </text:p>
      <text:list xml:id="list6630580532661399750" text:style-name="L1">
        <text:list-item>
          <text:p text:style-name="P1">Describe rough what the thesis is all about;</text:p>
        </text:list-item>
        <text:list-item>
          <text:p text:style-name="P1">Describe (shortly) the porblem, requieremnts and choosen solutionProblem.</text:p>
        </text:list-item>
      </text:list>
      <text:p text:style-name="Standard">main part:</text:p>
      <text:list xml:id="list8182837430788322384" text:style-name="L2">
        <text:list-item>
          <text:p text:style-name="P2">problem, goals, challenges, requirements: What and why should be achieved? <text:s/></text:p>
        </text:list-item>
        <text:list-item>
          <text:p text:style-name="P2">General information about dataspaces and terminology -&gt; table of terminologies?</text:p>
        </text:list-item>
        <text:list-item>
          <text:p text:style-name="P2">Describe/analyse referencing (and comparable) works; How had it done others? What methods and tools used they and why?</text:p>
        </text:list-item>
        <text:list-item>
          <text:p text:style-name="P2">Describe structure of own dataspace and defend it. Why do you do it this way and not differnently? Referencing comparable projects is very important.</text:p>
        </text:list-item>
        <text:list-item>
          <text:p text:style-name="P2">Validate your own system: Does it satisfy the given requierements? Which features could be implemented good, which not so good (and if not why)?</text:p>
        </text:list-item>
      </text:list>
      <text:p text:style-name="Standard"/>
      <text:p text:style-name="Standard">Conclusion:</text:p>
      <text:p text:style-name="Standard"><text:s/>-prospects: In which points the system could be improved resp. extended?</text:p>
      <text:p text:style-name="Standard"/>
      <text:p text:style-name="Standard"/>
      <text:p text:style-name="Standard">Important stuff, that should have been marked down:</text:p>
      <text:p text:style-name="Standard"><text:s/>Dataspaces: </text:p>
      <text:list xml:id="list8792077604720812249" text:style-name="L3">
        <text:list-item>
          <text:p text:style-name="P3">Dataspaces were created because managing large number of diverse, interrelated data sources is merely possible with convenient, integrated or principled systems (traditional resp. monolithical databases)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7M7S</meta:editing-duration>
    <meta:editing-cycles>29</meta:editing-cycles>
    <meta:generator>OpenOffice/4.1.1$Win32 OpenOffice.org_project/411m6$Build-9775</meta:generator>
    <dc:date>2015-11-17T18:15:44.93</dc:date>
    <dc:creator>David Goeth</dc:creator>
    <meta:document-statistic meta:table-count="0" meta:image-count="0" meta:object-count="0" meta:page-count="1" meta:paragraph-count="15" meta:word-count="167" meta:character-count="1119"/>
    <meta:user-defined meta:name="Info 1"/>
    <meta:user-defined meta:name="Info 2"/>
    <meta:user-defined meta:name="Info 3"/>
    <meta:user-defined meta:name="Info 4"/>
  </office:meta>
</office:document-meta>
</file>